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Geometry type</text:p>
          </table:table-cell>
          <table:table-cell table:style-name="ce1" office:value-type="string" calcext:value-type="string">
            <text:p>Nr. of geometries</text:p>
          </table:table-cell>
          <table:table-cell table:style-name="ce1" office:value-type="string" calcext:value-type="string">
            <text:p>Disk usage (MB)</text:p>
          </table:table-cell>
          <table:table-cell/>
        </table:table-row>
        <table:table-row table:style-name="ro1">
          <table:table-cell office:value-type="string" calcext:value-type="string">
            <text:p>POINT (geography)</text:p>
          </table:table-cell>
          <table:table-cell office:value-type="float" office:value="7272" calcext:value-type="float">
            <text:p>7272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LINESTRING (geography)</text:p>
          </table:table-cell>
          <table:table-cell office:value-type="float" office:value="7267" calcext:value-type="float">
            <text:p>7267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POINT (geography)</text:p>
          </table:table-cell>
          <table:table-cell office:value-type="float" office:value="50904" calcext:value-type="float">
            <text:p>509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NESTRING (geography)</text:p>
          </table:table-cell>
          <table:table-cell office:value-type="float" office:value="50869" calcext:value-type="float">
            <text:p>50869</text:p>
          </table:table-cell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string" calcext:value-type="string">
            <text:p>POINT (geography)</text:p>
          </table:table-cell>
          <table:table-cell office:value-type="float" office:value="109080" calcext:value-type="float">
            <text:p>10908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INESTRING (geography)</text:p>
          </table:table-cell>
          <table:table-cell office:value-type="float" office:value="109005" calcext:value-type="float">
            <text:p>10900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OINT (geography)</text:p>
          </table:table-cell>
          <table:table-cell office:value-type="float" office:value="254520" calcext:value-type="float">
            <text:p>25452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LINESTRING (geography)</text:p>
          </table:table-cell>
          <table:table-cell office:value-type="float" office:value="254345" calcext:value-type="float">
            <text:p>25434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POINT (geography)</text:p>
          </table:table-cell>
          <table:table-cell office:value-type="float" office:value="501768" calcext:value-type="float">
            <text:p>501768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LINESTRING (geography)</text:p>
          </table:table-cell>
          <table:table-cell office:value-type="float" office:value="501423" calcext:value-type="float">
            <text:p>50142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POINT (geography)</text:p>
          </table:table-cell>
          <table:table-cell office:value-type="float" office:value="749016" calcext:value-type="float">
            <text:p>749016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LINESTRING (geography)</text:p>
          </table:table-cell>
          <table:table-cell office:value-type="float" office:value="748501" calcext:value-type="float">
            <text:p>74850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POINT (geography)</text:p>
          </table:table-cell>
          <table:table-cell office:value-type="float" office:value="1003536" calcext:value-type="float">
            <text:p>1003536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LINESTRING (geography)</text:p>
          </table:table-cell>
          <table:table-cell office:value-type="float" office:value="1002846" calcext:value-type="float">
            <text:p>1002846</text:p>
          </table:table-cell>
          <table:table-cell office:value-type="float" office:value="112" calcext:value-type="float">
            <text:p>1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lázs Dukai</meta:initial-creator>
    <meta:creation-date>2016-06-18T16:08:56.882996540</meta:creation-date>
    <dc:date>2016-06-18T17:12:29.261789252</dc:date>
    <dc:creator>Balázs Dukai</dc:creator>
    <meta:editing-duration>PT52M28S</meta:editing-duration>
    <meta:editing-cycles>12</meta:editing-cycles>
    <meta:generator>LibreOffice/5.1.3.2$Linux_X86_64 LibreOffice_project/10m0$Build-2</meta:generator>
    <meta:document-statistic meta:table-count="1" meta:cell-count="45" meta:object-count="0"/>
  </office:meta>
</office:document-meta>
</file>